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Standard" style:list-style-name="WW8Num2">
      <style:paragraph-properties fo:line-height="200%"/>
    </style:style>
    <style:style style:name="P3" style:family="paragraph" style:parent-style-name="Standard" style:list-style-name="L1">
      <style:paragraph-properties fo:line-height="200%"/>
    </style:style>
    <style:style style:name="P4" style:family="paragraph" style:parent-style-name="Standard">
      <style:paragraph-properties fo:line-height="200%"/>
      <style:text-properties officeooo:paragraph-rsid="000986d1"/>
    </style:style>
    <style:style style:name="P5" style:family="paragraph" style:parent-style-name="Standard">
      <style:paragraph-properties fo:line-height="200%"/>
      <style:text-properties fo:font-size="15pt" fo:font-weight="bold" officeooo:rsid="000986d1" officeooo:paragraph-rsid="000986d1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200%"/>
      <style:text-properties fo:font-size="13pt" fo:font-weight="normal" officeooo:rsid="000986d1" officeooo:paragraph-rsid="000986d1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line-height="200%"/>
      <style:text-properties fo:font-size="13pt" officeooo:paragraph-rsid="000986d1" style:font-size-asian="11.3500003814697pt" style:font-size-complex="13pt"/>
    </style:style>
    <style:style style:name="P8" style:family="paragraph" style:parent-style-name="Standard">
      <style:paragraph-properties fo:margin-left="0cm" fo:margin-right="0cm" fo:line-height="200%" fo:text-indent="1.27cm" style:auto-text-indent="false"/>
    </style:style>
    <style:style style:name="P9" style:family="paragraph" style:parent-style-name="Standard">
      <style:paragraph-properties fo:margin-left="0.794cm" fo:margin-right="1.27cm" fo:orphans="0" fo:widows="0" fo:text-indent="0cm" style:auto-text-indent="false" style:text-autospace="none"/>
      <style:text-properties fo:font-size="12pt" fo:font-weight="bold" officeooo:paragraph-rsid="000986d1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1.27cm" fo:orphans="0" fo:widows="0" fo:text-indent="0cm" style:auto-text-indent="false" style:text-autospace="none"/>
      <style:text-properties officeooo:paragraph-rsid="000986d1"/>
    </style:style>
    <style:style style:name="P11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986d1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986d1" style:font-size-asian="12pt" style:font-weight-asian="normal" style:font-size-complex="12pt" style:font-weight-complex="normal"/>
    </style:style>
    <style:style style:name="T7" style:family="text">
      <style:text-properties officeooo:rsid="000986d1"/>
    </style:style>
    <style:style style:name="T8" style:family="text">
      <style:text-properties fo:font-weight="normal" style:font-weight-asian="normal" style:font-weight-complex="normal"/>
    </style:style>
    <style:style style:name="T9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text:list-style style:name="L1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text:style-name="WW8NumSt4z0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Module 4 Problems</text:h>
      <text:p text:style-name="Standard"/>
      <text:p text:style-name="P8"><text:span text:style-name="T1">The problems use the intercollegiate athletics database. The course website also contains Oracle and MySQL CREATE TABLE statements as well as INSERT statements.</text:span></text:p>
      <text:list xml:id="list1984158791" text:style-name="WW8Num2">
        <text:list-item>
          <text:p text:style-name="P2"><text:span text:style-name="T2">List the customer number, the name, the phone number, and the city of customers.</text:span></text:p>
        </text:list-item>
        <text:list-item>
          <text:p text:style-name="P2"><text:span text:style-name="T2">List the customer number, the name, the phone number, and the city of customers who reside in Colorado (State is CO).</text:span></text:p>
        </text:list-item>
        <text:list-item>
          <text:p text:style-name="P2"><text:span text:style-name="T2">List all columns of the </text:span><text:span text:style-name="T4">EventRequest</text:span><text:span text:style-name="T2"> table for events costing more than $4000. <text:s/>Order the result by the event date (</text:span><text:span text:style-name="T4">DateHeld</text:span><text:span text:style-name="T2">).</text:span></text:p>
        </text:list-item>
        <text:list-item>
          <text:p text:style-name="P2"><text:span text:style-name="T1">List the event number, the event date (DateHeld), and the estimated audience number with approved status and audience greater than 9000 or with pending status and audience greater than 7000</text:span><text:span text:style-name="T2">.</text:span></text:p>
        </text:list-item>
        <text:list-item>
          <text:p text:style-name="P2"><text:span text:style-name="T1">List the event number, event date (DateHeld), customer number and customer name of events placed in January 2018 by customers from Boulder</text:span><text:span text:style-name="T2">.</text:span></text:p>
        </text:list-item>
      </text:list>
      <text:list xml:id="list1897093484" text:style-name="L1">
        <text:list-item>
          <text:p text:style-name="P3"><text:span text:style-name="T1">List the average number of resources used (NumberFld) by plan number. Include only location number L100.</text:span></text:p>
        </text:list-item>
        <text:list-item>
          <text:p text:style-name="P3"><text:span text:style-name="T1">List the average number of resources used (NumberFld) by plan number. Only include location number L100. Eliminate plans with less than two event lines containing location number L100.</text:span></text:p>
        </text:list-item>
      </text:list>
      <text:p text:style-name="P5">Solution Queries:</text:p>
      <text:p text:style-name="P6">1) select<text:span text:style-name="T2"> CustNo, CustName, Phone, City fromCustomer;</text:span></text:p>
      <text:p text:style-name="P6"><text:span text:style-name="T2">2)select CustNo, CustName, Phone, City from Customer where state=’CO’;</text:span></text:p>
      <text:p text:style-name="P7"><text:span text:style-name="T6">3)SELECT *</text:span><text:span text:style-name="T3">from</text:span><text:span text:style-name="T2"> EventRequest </text:span><text:span text:style-name="T3">where</text:span><text:span text:style-name="T2"> EstCost &gt; 4000 </text:span><text:span text:style-name="T6">order by DateHeld;</text:span></text:p>
      <text:p text:style-name="P7"><text:soft-page-break/><text:span text:style-name="T6">4)select EventNo, DateHeld, Status, EstAudience </text:span><text:span text:style-name="T3">from</text:span><text:span text:style-name="T2"> EventRequest </text:span><text:span text:style-name="T3">where</text:span><text:span text:style-name="T2"> (Status = 'Approved' </text:span><text:span text:style-name="T3">and</text:span><text:span text:style-name="T2"> EstAudience &gt; 9000) </text:span><text:span text:style-name="T6">or (Status = 'Pending' and EstAudience &gt; 7000);</text:span></text:p>
      <text:p text:style-name="P7"><text:span text:style-name="T6">5)select EventNo, DateHeld, Customer.CustNo, CustNam </text:span><text:span text:style-name="T3">from</text:span><text:span text:style-name="T2"> EventRequest, Customer</text:span></text:p>
      <text:p text:style-name="P4"><text:span text:style-name="T3">where</text:span><text:span text:style-name="T2"> City = 'Boulder' </text:span><text:span text:style-name="T3">and</text:span><text:span text:style-name="T2"> DateHeld </text:span><text:span text:style-name="T3">between</text:span><text:span text:style-name="T2"> '2018-12-01'AND '2018-12-31'</text:span></text:p>
      <text:p text:style-name="P4"><text:span text:style-name="T6">and EventRequest.CustNo = Customer.CustNo;</text:span></text:p>
      <text:p text:style-name="P4"><text:span text:style-name="T6">1)select PlanNo, AVG(NumberFld) as AvgNumResources </text:span><text:span text:style-name="T3">from</text:span><text:span text:style-name="T2"> EventPlanLine </text:span><text:span text:style-name="T3">where</text:span><text:span text:style-name="T2"> LocNo = 'L100' </text:span><text:span text:style-name="T3">group by</text:span><text:span text:style-name="T2"> PlanNo;</text:span></text:p>
      <text:p text:style-name="P9"/>
      <text:p text:style-name="P10"><text:span text:style-name="T3">2)select</text:span><text:span text:style-name="T2"> PlanNo, </text:span><text:span text:style-name="T3">avg</text:span><text:span text:style-name="T2">(NumberFld) </text:span><text:span text:style-name="T3">as</text:span><text:span text:style-name="T2"> AvgNumResources,</text:span><text:span text:style-name="T3">count</text:span><text:span text:style-name="T2">(*) AS NumEventLines </text:span><text:span text:style-name="T3">from</text:span><text:span text:style-name="T2"> EventPlanLine </text:span><text:span text:style-name="T3">where</text:span><text:span text:style-name="T2"> LocNo = 'L100' </text:span><text:span text:style-name="T3">group by</text:span><text:span text:style-name="T2"> PlanNo</text:span><text:span text:style-name="T6"> having count(*) &gt; 1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635cm" fo:margin-right="0cm" fo:text-indent="1.27cm" style:auto-text-indent="false"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text-indent="1.27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color="#000000" fo:font-size="8pt" fo:font-weight="bold" style:font-size-asian="8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>
      <style:paragraph-properties fo:margin-left="0.794cm" fo:margin-right="0cm" fo:line-height="200%" fo:text-indent="0cm" style:auto-text-indent="false"/>
    </style:style>
    <style:style style:name="Body_20_Text_20_Indent_20_2" style:display-name="Body Text Indent 2" style:family="paragraph" style:parent-style-name="Standard">
      <style:paragraph-properties fo:margin-left="0.794cm" fo:margin-right="0cm" fo:text-indent="0cm" style:auto-text-indent="false"/>
      <style:text-properties fo:font-size="12pt" style:font-size-asian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z0" style:family="text"/>
    <style:style style:name="WW8NumSt4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8_20_Char" style:display-name="Heading 8 Ch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59cm" fo:page-height="27.94cm" style:num-format="1" style:print-orientation="portrait" fo:margin-top="1.27cm" fo:margin-bottom="2.54cm" fo:margin-left="3.17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/>
    </style:page-layout>
    <number:date-style style:name="N111">
      <number:day/>
      <number:text>/</number:text>
      <number:month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2cm" draw:z-index="0"><draw:text-box fo:min-height="0.058cm" fo:min-width="0cm"><text:p text:style-name="Header"><text:span text:style-name="Page_20_Number"><text:page-number text:select-page="current">2</text:page-number></text:span></text:p></draw:text-box></draw:frame><text:date style:data-style-name="N111" text:date-value="2020-03-23T14:31:00.019215079">3/23/2020</text:date><text:tab/>Module 4 Problems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4</dc:title>
    <dc:subject/>
    <meta:keyword/>
    <dc:description/>
    <meta:initial-creator>michael mannino</meta:initial-creator>
    <meta:creation-date>2015-07-27T22:24:00</meta:creation-date>
    <dc:date>2020-03-23T14:30:59.943702239</dc:date>
    <meta:print-date>2011-08-24T17:17:00</meta:print-date>
    <meta:editing-cycles>11</meta:editing-cycles>
    <meta:editing-duration>PT17M25S</meta:editing-duration>
    <meta:document-statistic meta:table-count="0" meta:image-count="0" meta:object-count="0" meta:page-count="2" meta:paragraph-count="21" meta:word-count="296" meta:character-count="1984" meta:non-whitespace-character-count="1715"/>
    <meta:generator>LibreOffice/6.0.7.3$Linux_X86_64 LibreOffice_project/00m0$Build-3</meta:generator>
  </office:meta>
</office:document-meta>
</file>